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389000001D4322C7EEE.png"/>
  <manifest:file-entry manifest:media-type="image/png" manifest:full-path="Pictures/1000000000000280000001FF636E305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cm" svg:height="15.45cm" svg:x="1.4cm" svg:y="1.05cm">
          <draw:image xlink:href="Pictures/1000000000000280000001FF636E3050.png" xlink:type="simple" xlink:show="embed" xlink:actuate="onLoad">
            <text:p/>
          </draw:image>
        </draw:frame>
        <draw:frame draw:style-name="gr2" draw:text-style-name="P1" draw:layer="layout" svg:width="25.344cm" svg:height="13.753cm" svg:x="-0.844cm" svg:y="16cm">
          <draw:image xlink:href="Pictures/1000000000000389000001D4322C7E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0M48S</meta:editing-duration>
    <meta:editing-cycles>3</meta:editing-cycles>
    <meta:generator>OpenOffice/4.1.3$Win32 OpenOffice.org_project/413m1$Build-9783</meta:generator>
    <dc:date>2018-05-29T13:40:54.83</dc:date>
    <meta:document-statistic meta:object-count="2"/>
  </office:meta>
</office:document-meta>
</file>